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line-through-type="single"/>
    </style:style>
  </office:automatic-styles>
  <office:body>
    <office:text>
      <text:p text:style-name="Normal">New document. Haven’t decided a title yet, but the purpose is the following:</text:p>
      <text:p text:style-name="Normal">It’s clear that my productivity differs from day to day, so out of curiosity and because I want to know more of myself, I have decided to establish a system of levels.</text:p>
      <text:p text:style-name="Normal">It starts from level 0, meaning no productivity whatsoever*. I have yet to decide the maximum level, or what even level 1 looks like. Then, let’s decide on that right away, strike while the iron is hot.</text:p>
      <text:p text:style-name="Normal">Before I do that though, let’s clarify what it’ll be used for: everyday, I’ll mark the level of productivity I have achieved. This will allow me to have a data sheet (most probably on Excel) with the variations. It’ll also allow me to spot regularities/patterns/trends. Since I’m convinced that what decides how productive a day will be is my mindset (and the small things like a beautiful day, good mood, wake up motivated or the contrary are lesser factors-although I don’t deny their importance), I will not have a column (or rank) where I mark what helped or hurt.</text:p>
      <text:p text:style-name="Normal">This is mainly because I know myself fairly well, and even such a small increase in workload could make me reluctant to open up the sheet and write (since I have a recorded tendency to, huh, go overboard... *cough* dream journals *cough*). Well then, let’s get to deciding the level system:</text:p>
      <text:p text:style-name="Normal">We’ll establish the four main tasks: study in autonomy, workout, writing (or otherwise current <text:span text:style-name="T1">major</text:span> project), and sleep on time (22:00 at the latest). These are to be considered on the same level, thus not one shall be seen as more important than another (i.e. completing for example workout will not lead to a higher level than completing study). Any and all other tasks are to be classified as minor.</text:p>
      <text:p text:style-name="Normal"/>
      <text:p text:style-name="Normal">-Level 0: Counter-productive. No tasks were achieved, and actions will lead to loss of time and/or increase of workload for future days.</text:p>
      <text:p text:style-name="Normal">-Level 1: No productivity. Only a small number of minor tasks were completed. However, no serious consequence to future endeavours.</text:p>
      <text:p text:style-name="Normal">-Level 2: Low productivity. One major task completed. Few or no minor tasks.</text:p>
      <text:p text:style-name="Normal">-Level 3: Standard productivity. Two major tasks completed. Most or all assigned minor tasks completed.</text:p>
      <text:p text:style-name="Normal">-Level 4: High productivity. Two major tasks completed. All of the days set objectives completed. All assigned minor tasks completed.</text:p>
      <text:p text:style-name="Normal">-Level 5: Very high productivity. Three major tasks achieved. All minor tasks completed, same for set objectives.</text:p>
      <text:p text:style-name="Normal">-Level 6: Peak productivity. All tasks, major and minor, completed. All set objectives completed.</text:p>
      <text:p text:style-name="Normal">-Level 7: ???. All tasks achieved. All objectives completed. One or more future objectives completed. Lighter workload for future endeavours.</text:p>
      <text:p text:style-name="Normal"/>
      <text:p text:style-name="Normal">Mmmh, that level 7 looks sweet, but it’s also very difficult to achieve, isn’t it? No, it doesn’t seem that difficult to be fair. This can undoubtedly help me, since I’ll be trying to go to the high levels, but I hope it won’t get to the point where I’m overworked from it. Ahahahahah, don’t worry, there are no chances of that happening. Jeez have some faith in me will you...</text:p>
      <text:p text:style-name="Normal">In any case, let’s set up that Excel file now. Or do the due chores, which seem to need to be done first.</text:p>
      <text:p text:style-name="Normal"/>
      <text:p text:style-name="Normal">*clearly the level 0 changed. At first I meant to name the current level 0 the level -1, but I didn’t, and coincidentally that caused me to not have troubles on Excel (chart must start at 0, not lower) </text:p>
      <text:p text:style-name="Normal"/>
      <text:p text:style-name="Normal">Addendum: It hasn’t been specified, however from now on we will apply a certain rule: It isn’t over until it’s over. That is to say, it is forbidden to write down today’s level today. That particular task will be done tomorrow, when today has most definitely passed. So, if you had a shitty day where nothing got done, remember one thing and one thing alone: it may be midnight or 1am or 2am, but I’ll be damned if I allowed you to give up for such shitty reasons. It isn’t over until it’s fucking over. </text:p>
      <text:p text:style-name="Normal">That also means that you shouldn’t drop your guard, remember that.</text:p>
      <text:p text:style-name="Normal">Also, in the future we will most probably add other levels, in order to simulate all possible situations.</text:p>
      <text:p text:style-name="Normal"/>
      <text:p text:style-name="Normal">Alright, let’s update the level system then. Level 0 stays the same, there isn’t any change necessary. So does level one</text:p>
      <text:p text:style-name="Normal"/>
      <text:p text:style-name="Normal">-Level 0: Counter-productive. No tasks were achieved, and actions will lead to loss of time and/or increase of workload for future days.</text:p>
      <text:p text:style-name="Normal">-Level 1: No productivity. Only a small number of minor tasks were completed. However, no serious consequence to future endeavours.</text:p>
      <text:p text:style-name="Normal">-Level 2: Insignificant productivity. One major task completed. Few or no minor tasks completed. OR no major tasks completed. Most or all minor tasks completed. <text:s text:c="15"/></text:p>
      <text:p text:style-name="Normal">-Level 3: Low productivity. One major task completed. Most or all minor tasks completed.</text:p>
      <text:p text:style-name="Normal">-Level 4: Discrete productivity. Two major tasks completed. Few or no minor tasks completed.</text:p>
      <text:p text:style-name="Normal">-Level 5: Standard productivity. Two major tasks completed. Most minor tasks completed.</text:p>
      <text:p text:style-name="Normal">-Level 6: Remarkable productivity. Two major tasks completed. All minor tasks completed.</text:p>
      <text:p text:style-name="Normal">-Level 7: High productivity. Three major tasks completed. Few to most minor tasks completed.</text:p>
      <text:p text:style-name="Normal">-Level 8: Very high productivity. Three major tasks completed. All minor tasks completed. OR all major tasks completed. Few to most minor tasks completed. <text:s text:c="46"/></text:p>
      <text:p text:style-name="Normal">-Level 9: Peak productivity. All tasks, minor and major, completed.</text:p>
      <text:p text:style-name="Normal">-Level 10: ????. Ungodly productivity. All tasks completed. One or more future tasks completed. Lighter workload for future endeavours.</text:p>
      <text:p text:style-name="Normal"/>
      <text:p text:style-name="Normal"/>
      <text:p text:style-name="Normal">Ok so 3 levels were added and two of them are layered (originally level 3 was also layered, but scrapped the idea). While it doesn’t always hold, the level system is loosely based on the following logic: completion of one major task (or all minor tasks) equates to adding one level. Differences between levels will also take into account whether no, few, most or all minor tasks were completed. </text:p>
      <text:p text:style-name="Normal"/>
      <text:p text:style-name="Normal">9th March 2021, 08:42am</text:p>
      <text:p text:style-name="Normal">So a few things happened, and I’ve decided that I’ll implement a new major task. The days up till now will still remain at their current level, but starting today, a new system with the fifth task will be in use. </text:p>
      <text:p text:style-name="Normal">The fifth major task? The dream journal. As to what happened, you’ll know everything in the dream journal (which btw is a damn sight quicker than writing on my phone) </text:p>
      <text:p text:style-name="Normal"/>
      <text:p text:style-name="Normal">Sun, 21st March 2021, 11:43am</text:p>
      <text:p text:style-name="Normal">Alright so it’s been nearly two weeks and I haven’t done any of the above. Let me explain why: 1) I’m fucking lazy. 2) Point 1 is incorrect or at best very vague and inaccurate. 3) Since point 2 doesn’t actually explain anything I shall do so shortly. 4) I shall explain everything here. So thing is, I’m currently in a situation where doing task n°4 and this yet-to-be-implemented task n°5 is... problematic to say the least. </text:p>
      <text:p text:style-name="Normal">At 21:30, I have to drop everything I’m doing to prepare to go to bed, and go to bed because pinky promise. This means that, since my writing hours are late at night (usually starting around 22), well, I can’t write. Furthermore, because of some damn problems caused by them (i.e. waking up in the middle of the night for absolutely no reason, ok that’s not entirely true but lately it might as well be), coupled with the fact that I stay awake in bed until very late (23:00+), I have trouble waking up to my 7am alarm, and usually only get up at least half an hour later. This means that the time I wanted to use to write down my dreams doesn’t, in fact, exist. It does, I just can’t grasp it. And we’re currently in a stalemate. The schedule isn’t bad mind you. In fact it’s one of the best I’ve ever had, but as you can read, it’s flawed. Thus, until I can find a way to fix all these shenanigans, I’m stuck being unable to 1) reach level 9 or higher and 2) implement a new major task. Well, good luck coming up with something then. Thanks, see ya. </text:p>
      <text:p text:style-name="Normal"/>
      <text:p text:style-name="Normal">Wed 24th March 2021, 19:05</text:p>
      <text:p text:style-name="Normal">While I was stuck trying to decide whether yesterday’s level should be set at 6 or 7 (it should be objective, but I believe my “prestation” was not bad at all, given that I recovered from what is usually a productivity killer for the day) (fuck that you’re right, it should be objective, so level 6 it is), it occurred to me that I forgot to write when was it that I decided to implement the W/L column. It’s an idea that I like. Then after a few days I implemented it I also created the Comment column. I’m pretty sure I implemented the former on the 16th, since I clearly remember thinking that my current score is 4-8, 4 wins for 8 losses, when I had just created it. By the way what’s my current score? 9-11... it’s a bit depressing that I’m not winning, but I like that ever since I’ve implemented that system I’ve won more than I’ve lost. So that score would be 5-3, and I’m confident today will be a W as well. Way to go champ. In any case, 6 it is. Also, this document’s creation isn’t dated, so I’ll do that. I forget the hour, but I know it was in the afternoon, I want to say 15/16-ish. The date is the Thursday 4th of march, 2021</text:p>
      <text:p text:style-name="Normal"/>
      <text:p text:style-name="Normal">Note from 28th march: Soon we’ll have to make the tables for the next month, don’t forget about it.</text:p>
      <text:p text:style-name="Normal"/>
      <text:p text:style-name="Normal">Thu 1st April 2021, 18:42</text:p>
      <text:p text:style-name="Normal">Just got done creating the new Excel file for April, this one is not taken from a built-in template. Final score ended up being 14-14, but I know it could have easily been a loss especially given yesterday’s near burnout state, so a draw is fine by me. Well, that’s it for now I guess, good work there, and let’s make this one a victory shall we?</text:p>
      <text:p text:style-name="Normal"/>
      <text:p text:style-name="Normal">Wed 28th April, 13:12</text:p>
      <text:p text:style-name="Normal">Current score: 18-9. It’s been a while now that defeat wasn’t even an option anymore. However. The numbers Andry, what do they mean? well, they’re saying that for most of this month you’ve done max 2 major tasks per day. I don’t like that, and this morning I thought of something. We need to get into lucid dreaming. We’ve tried that a few times now. A FEW. A few as in at least three times yeah... well, in any case, my idea is genial: it is stipulated in the official rules above on the fourth major task, and I quote, that it is “writing (or otherwise current major project)”. Therefore, let’s make getting into lucid dreams our current major project. This allows for two things: 1) Reaching the legendary level 10, 2) incentivize writing down your goddamn dreams. It’s a stupid idea to do so in the morning instead of following the lectures, so we’ll do it in the afternoon, in your free time. Anywhere.</text:p>
      <text:p text:style-name="Normal"/>
      <text:p text:style-name="Normal">Thu 29th April, 10:41</text:p>
      <text:p text:style-name="Normal">As mentioned in the Dream Journal, today there will be changes. I’ve thought about it, and in total, at the end of this second semester, I will have seven exams to give. 3 from the first, 4 from the second. It’s actually very unlikely that I will be able to give all seven of them in one session, so the plan is as follows: we will give 5 exams this summer, potentially 6, and leave the rest for next semester. I have basically already decided that I will give Programming Unit 2 next semester, since there is a lot of work to do from both units. </text:p>
      <text:p text:style-name="Normal">You see, in this period (and this year in particular), we’ve been doing quite well, working more and more consistently than anytime before. But, the thing is, we’ve never pushed ourselves outside our comfort zone. I think it’s about time to do that. Just like how the quints worked their asses off for two and a half months straight in order to pass their exams, I will do the same. I realize that this entails a massive sacrifice of our free time, and I want to see how far we can go. The goal is to ace all five exams, the same way Futaro did. We have already decided on the order in which to give them, but that can still change depending on the circumstances. <text:s text:c="1"/>These were all the directions I wanted to give you, the rest is up to you. The results of these exams will reflect what you are capable of, so go out there and give them hell.</text:p>
      <text:p text:style-name="Normal">As a side note, how come it’s always around May that we get this need to push ourselves out of our comfort zone? Dunno, it’s the third year in a row now. In any case, I plan to ace these exams, so let’s get right into it. Good luck and fair seas.</text:p>
      <text:p text:style-name="Normal"/>
      <text:p text:style-name="Normal">Sat 1st May, 14:50</text:p>
      <text:p text:style-name="Normal">Goodness writing in the Dream Journal takes time, but ultimately, I think this is for the best. I’m still writing at godspeed as we’re speaking. Alright, I took a short break and now I’ve calmed down. The amount of typos per word and the sheer nonsensicality of the sentences was incredible. Syntactically, it is tear inducing, but whatever, we’re not here for that. First, let’s complete April’s table. Done, final score, 21-9. A complete victory, without the shadow of a doubt. Well done, well done. Unfortunately, we can’t really afford to celebrate. As mentioned above, this month’s gonna be hectic. We’re going to study like we never did before, and we’re gonna pass these exams. So, on that, I expect another landslide victory, and most importantly, I expect to be proud of what you’ll accomplish. Well, you’ll have to wait a couple of months then, since that’s when I’ll have finished acing my exams. In the meantime, let’s build May’s table and make it worth looking at too. See ya</text:p>
      <text:p text:style-name="Normal"/>
      <text:p text:style-name="Normal"/>
      <text:p text:style-name="Normal">Wed 6th May, 13:55</text:p>
      <text:p text:style-name="Normal">An idea popped up in my mind yesterday, and here it is: starting from the 15th of May, the 21:30 condition can be waived or rather, it is extended by 1h30 to 23:00. It can be done at will, <text:s text:c="1"/>under one condition: that time is used to study, and nothing else. This special courtesy will be active until the last day of May, starting from which you have to stick to regular schedule. You know, so you don’t become some half-rotten zombie with no brain when the exams come around. In any case, that is set now.</text:p>
      <text:p text:style-name="Normal"/>
      <text:p text:style-name="Normal">Fri 7th May, 09:08</text:p>
      <text:p text:style-name="Normal">Alright, first allow me to explain something: I was tired yesterday, okay? That’s why I wrote Wednesday instead of Thursday, the man was tired and badly needed some sleep. Also, if you’re wondering how come I’m writing this at 9am when there’s supposed to be a lecture, well, the class mic doesn’t work so the professor decided fuck it, there’s no lecture today. So... I still have two hours left ‘till next lecture. Good, since I didn’t have time to take a shower this morning, and this will also allow me to write down my dreams. Also, I wanted to talk about something. Why wait until the 15th of May to make that condition effective? The official reason was: we are currently playing with fire. Constantly. It won’t take much of a mistake for us to get burnt out, and now isn’t the time to have a burn out. To be fair, now is technically the best possible time to have one, since we’re still far from the exam, but I’d rather avoid it. Now, if we are to start this condition immediately, we do increase the chance of a burn out. Substantially too, I’d say. So...? You wanna play with fire? Yeah, I’m a kid at heart, you know? Let’s play with fire. And so, it has been decided upon. The condition is effective as of today, however, the ending date DOES NOT change. That one was decided upon by council, it’s untouchable. Well, I’ve given you quite a few tools to succeed now, haven’t I? Go then.</text:p>
      <text:p text:style-name="Normal">Also, one more thing, we should give it a name. What about Firecracker? Alright, I like it. Let’s go with it.</text:p>
      <text:p text:style-name="Normal"/>
      <text:p text:style-name="Normal">Tue 18th May, 15:42</text:p>
      <text:p text:style-name="Normal">Been a while. Things aren’t going anywhere near as well as expected, time isn’t on our side, and overall I’m bad at management. All kinds of management. And so, we find ourselves having to resort to one more card, one last card I hope. I had thought about this some time ago, and basically all I’m doing here is officializing it. This is really our last card, our best last card. We have no other alternative except to abort if you fail this, so... don’t fail. Inspired by Counterstrike by Sabaton, it’s called Six Days of Fire, and it consists in us doing all six planned exam in July. Well, on that, don’t disappoint me. Good luck.</text:p>
      <text:p text:style-name="Normal"/>
      <text:p text:style-name="Normal">Sat 22nd May, 15:41</text:p>
      <text:p text:style-name="Normal">Hey there, been a while since we actually talked a bit for real. Alright, in terms of productivity, we’re not losing this month. Thing is, everyday is basically a guaranteed win, if we keep at it like this. Our body seems to have gotten used to working at our rate, so that’s nice. However, that basically makes one of the main features of our Productivity Chart useless: the outcome feature. It basically is an indication of whether the day has been productive or not, and the current score is.. I don’t even need to check, I just look at today’s date... It’s 20-1, where 1 is that day we were sick because of mismanagement. So, instead, I want to add another feature, one similar to Outcome, but that will not focus on productivity. Actually, now that I think about it, I don’t know whether I should do this. Nah, I should, there’s no question about it, but the reason why I had a doubt is still a fair one. If I do this, I’m going to do my level best to reach a win every day. What’s so bad about that? Void style is what’s bad about it. Ohh, now that’s actually a very convincing argument. You see, while it would lead to a tactical victory, strategically, it isn’t great. It’s very near-sighted, it doesn’t take the future into account. I want to do well in a day not so that I have a great record and I’m able to check a list, I want to do it because I can, and because that’s who I am. Yeah, that is the essence of the void style, incentives and reasons are null, you just do it because you can. Well, it’s not like it’s easy to reach the actual thing, most of the time we just minimise the number of incentives. Actually it is very rare to reach the real thing, I think I’ve done it only once ever since I thought about it, and it lasted for not very long at all, during a workout. And holy shit it’s tough. Of course it is, there’s no motivation except that you can do it. It has really been a while since we’ve had a talk like this here, huh? Yup, feels good to come back every once in a while. Actually, now that I look back on it, we really don’t talk that much in here... No, we do speak a fair bit, it’s just that you’ve written so much in your dream journal that this looks like nothing. Yeah, the dream Journal really is massive right now... This is barely 3.3k words, and that other behemoth’s got something like 40k... Jesus. 45k, holy shit that’s a lot. There was also something else I wanted to talk about but I forgot about it. Oh yeah, regarding the void style. It’s actually not a style at all, it’s the one of the standard methods of growth: until you find something you want to sink your teeth into, you simply grow in the areas you deem important. Basically, build a strong foundation until you find what you want to do, then focus on that with everything. While I say it’s standard, it may actually not be that common. There are people who find what they want to do before having to go through this, although I’d be surprised if they weren’t the minority. And as for the rest, well, it’s not always easy to go at it, I suppose? Something along those lines. Alright, that’s all for today, see ya whenever kids</text:p>
      <text:p text:style-name="Normal"/>
      <text:p text:style-name="Normal">Tue 1st June, 19:06</text:p>
      <text:p text:style-name="Normal">Howdy there, a few things happened and I completely forgot that this was a new month. Well, first of all, let’s discuss this month’s performance. Final score is 27-4. That’s a lot of victories, not bad at all, well done. You did well in the beginning, and we loosened up in the end. I guess that’s only to be expected, this is a process to find our best balance after all. All while taking into account the fact that we’re still growing too, so the calculations will always be off, and the wise thing would be to low-ball our best cruising speed. Hence why the act of having two separate days off in a week. Yup, well, not really, that was actually more of a desperate measure, seeing as we weren’t capable of handling a single day off a week, and also this whole month we only actually started that practice about a third of the way through, and then it became apparent that a day off was necessary, but by then we’d ran too fast, so we needed to add another day off. I sure hope we won’t need to add another. A ratio of 5 to 2 doesn’t seem bad, but 4 to 3 sounds horrible, as in far too many breaks.Yeah, so I guess we’re not going below this threshold, huh? </text:p>
      <text:p text:style-name="Normal">Well, this is a new start now. Except, it didn’t start off great. I kind of fucked up today. I pushed myself a little too far in accompanying mom and Ando, and when I got back I decided against taking a break, so now it’s biting me in the ass and I’m dead, and I literally barely understand what the hell I need to do in my program. Even though yesterday I wrote down the pseudo-code of the program with a little explanatory text above it. I’m not in a very good shape... Lesson learned today: studying outside home is much more draining than inside, too many distractions, environment is never up to standard. Well, it was a hospital, what did you expect? <text:s text:c="1"/>Actually, are you sure it isn’t just yourself? Might very well be... Jeez I’m dead. Yeah, I think trying to hard now would actually end up being counterproductive. Let’s hold back on that. </text:p>
      <text:p text:style-name="Normal">Ok, now we need to build the June chart, and this time the design will be slightly different. During most of May, compiling the chart became a dull, boring action to do, it was repetitive. In other words, because of the way things are organized, we’re virtually only ever writing the same thing over and over, and that took all its value away from the chart. So now, I’m thinking of something else. Actually, I’ve had this idea for a while now:</text:p>
      <text:p text:style-name="Normal">a few entries back. we wrote that we wanted to rely on ourselves as much as possible, with as few external incentives as we could. That’s why we excluded a certain idea. I’m not sure I actually wrote that idea up there, but I’ll do it here either way. We will add an additional category, one in which we will say whether we did our best or not that day. We will also change the Comments category, and turn it into a mini recap of what happened that day. A sort of mini-journal, hm? Not a bad idea. Yeah, it’s not what I had in mind at all, but that doesn’t sound bad either. I like it. </text:p>
      <text:p text:style-name="Normal">I explained why I didn’t want to bring those changes about up there, so now I’ll explain why I will make them. Even only a day or two after we wrote the counter-reasons, or maybe even on the same day, I thought about it. Actually, not the same day. Doesn’t matter. And I thought about why not. It crossed my mind that not doing it is just a plain bad move, it’s just us missing out on something good. In other words, a blunder. The idea of equivalent exchange didn’t hold here, after all, there are many examples for which that law doesn’t hold, and this could have very well been one of them. So why didn’t I just immediately change my mind and put it in? Laziness. And because it wouldn’t be neat. Having that feature suddenly appear three quarters of the way into the chart sounds horrible, very disorganized, I don’t like it. So I decided I’d implement it for June instead, and thus, here I am. Gee, procrastinating much, aren’t we? the bastard just pushed the entire job on myself. And I’m dead tired here. </text:p>
      <text:p text:style-name="Normal">So let’s recap what’s gonna have to be implemented. Oh, right, I was wondering whether eliminating the Outcome system, since we won’t be needing it that much, but it’s a plus and brings no disadvantage, so we’ll keep it. Then, how do we create a level system for... no. It’s gonna <text:s text:c="1"/>be a simple yes or no question. Then, let’s get to it. Yeah, let’s</text:p>
      <text:p text:style-name="Normal"/>
      <text:p text:style-name="Normal">Wed 3rd June, 08:15</text:p>
      <text:p text:style-name="Normal">Quite early, yeah? Well, there’s an excellent reason for it. I come to you today as the bringer of news, very important news. How important? Well, it rivals with the first time we got attacked by one of them, that’s how important. Let me preface this by saying a few things: I will not be writing down much of my dreams, I will only focus on one episode, which is almost the entirety of part three. Well, I suppose I can write down the titles for the others too though, that shouldn’t be an issue, but I really want to get to part three, because this world is so much more than meets the eye. Okay, to be fair, the hints were kinda everywhere, and we just dismissed them, but let’s ignore that. Let’s begin with two short episodes that I remember, then we’ll cut away to however I will want to write for part three.</text:p>
      <text:p text:style-name="Normal">-Had just finished an episode, there were four teens, and it was about to transition into another episode, and from the looks of it, I assumed the episode would be about bullying, and those teens would have to go through a rough day.</text:p>
      <text:p text:style-name="Normal">-Not quite right. The last part was correct though. It begins as a documentary, and it’s the French GIGN being deployed somewhere, on a abandoned building, a sort of former mall. I don’t remember who gave them the call to come there, possibly one of the teens, possibly someone else, you’ll have to decide on your own. Or not decide at all. In any case, there were four of us, and our squad leader, our captain, was an experienced woman.</text:p>
      <text:p text:style-name="Normal">-We separated as the building was huge, although we still remained mostly within sight of at least another. Except for the captain, I’m not sure where she went at a certain point, but she gave off an alarm, and I wasn’t sure where it came from. </text:p>
      <text:p text:style-name="Normal">-By exclusion though, it did seem like it came from the roof, as we’d gone through pretty much everywhere else. So, up the stairs I went, but I still couldn’t quite run towards my captain, as on the way to where she was, there were lots of elevators, and I had to open many doors one by one to make sure there was no one else in there. It kind of became clear that there wouldn’t be, but that was relying solely on sampling, so I still had to open quite a few doors while skipping a few others.</text:p>
      <text:p text:style-name="Normal">-Finally, I reached her, and she was in another, separated elevator, in distress. Inside were the four teens. They had stayed there so long that the girl had started growing a beard and now looked in her thirties. To me it seemed like a successful rescue mission, so I didn’t understand what the panic in her eyes was all about. Then, she spelled things out, and it all became clear.</text:p>
      <text:p text:style-name="Normal">-We had one of two choices, save the teens, or not save the teens. There was a bomb with them, and if we chose to not save the teens, that bomb would kill them all, and this plunged them into the pits of despair we’d just saved them from. Then, you may ask, why would you choose to not save them? Because, by doing so, you’d avoid pre-emptively placed bombs to explode in the city... Ah, a philosophical problem? No, a humanitarian problem.</text:p>
      <text:p text:style-name="Normal">-At first, I decided for saving the teens, or maybe not me, but someone did, with argument that we had no proof that there were indeed bombs in the city, and this was just a bluff. And almost like an answer, a bomb went off outside, and from a window we could see the red smoke pass us by.</text:p>
      <text:p text:style-name="Normal">-So, me, the captain and the teens stayed inside the elevator, the doors closed, and it went down. But more trouble was to come. As we reached ground floor and the doors opened, there were people, a lot of them, in front of it. And then they started firing at us. We took cover and none of us were hit, and amidst all these people, I saw two people in the back being illuminated in red, almost like enemies you’ve marked in MGS.</text:p>
      <text:p text:style-name="Normal">-Thing was, most of the people here had worked with us as supports, so I asked them what the hell they were doing, and somehow I communicated the thing about the two people in the back, and I may have shot one of them, but one of the people seemed to have understood me, turned back and shot the other guy. They weren’t dead mind you, it’s like we just shot two air filled balloons, as if it were merely a decoy or something, as if they were long gone. But the thing is, after that, everyone else stopped shooting, as if they came to their senses.</text:p>
      <text:p text:style-name="Normal">Thus ends this first episode. I don’t remember anything happening after this, so this is as far as we go.</text:p>
      <text:p text:style-name="Normal">This second one is more calm, but I still felt a similar amount of pressure, maybe because the pressure from the first episode wasn’t entirely gone, maybe because I’m feeling pressure right now while writing this.</text:p>
      <text:p text:style-name="Normal">Small break, I’m back. Still slight pressure. Maybe I got up too early. Possibly.</text:p>
      <text:p text:style-name="Normal">-I was home for this one, I’d just gotten down from the roof with Antsa, and had gone in my room. Apparently today was a tutor day, since Federico came over. But we didn’t study at all, in fact he wanted to prank me, as in maybe stealing something from me, maybe he wanted to hit me with a cake or something. In any case, at some point there was something on my face, like aftershave or something similar, and I kept on rubbing it properly because that’s how you deal with aftershave (I think?), and in the meantime he tried to get close to prank me. But basically, I stayed way too calm to make him confident, and every time he got close, any sign of movement fro me would make him back down. Sometimes I allowed him to get closer, sometimes I moved right away. In the end, I allowed him to get really close, then I caught him, my win. I was quite happy with myself there. After that, mom came and asked us something, but he decided to leave before we began the tutoring properly. Oh well, fine by me.</text:p>
      <text:p text:style-name="Normal">And yes, I do realize that there might be more to this story than just meets the eye, but I’ve been dying to tell this last part, it’s the reason I woke up in the first place.</text:p>
      <text:p text:style-name="Normal"/>
      <text:p text:style-name="Normal">Now, now, how should I begin? Certain words came to me this morning, while I was laying in bed, contemplating what just happened: “Ask, and you shall receive”. It seems the old man is a man of action, and he isn’t the type to wait for anything. I like that. Well, I most certainly appreciated it tonight. But now, I’m feeling off. Not the “off” feeling that I have in my dreams when they’re around, it’s “off” in the sense that I feel like I’ve got more on my back now, more responsibilities. I think as a story would be the most appropriate way to tell you this dream. </text:p>
      <text:p text:style-name="Normal">Our story starts in the dead of night, on a train to somewhere. We have two protagonists with us: Monkey D. Luffy and Usopp. It was supposed to be a calm journey, but the dreams had already decided otherwise. Out of nowhere, the train was attacked, and no less by one of the scariest opponents: one of the four emperors herself, Big Mom. I’m sorry, you’re gonna have to find something else if your purpose was to scare me, I have somewhere I want to be, so I’m going to get there. Out of my way or I’ll beat you. It would seem that neither is undaunted by the other. And so, battle begins. It’s gear fourth immediately from Luffy, and he is leading the dance. Big Mom is being driven back, and soon we’re on the edge of a cliff overlooking the sea. It took one strike, and both were in the water, but whereas Luffy was walking on water, Big Mom was drowning. It was the best moment to strike, and he didn’t waste it. He went at her with a barrage, like a Gatling gun. But of course, things were simply going too well weren’t they? There’s no way an emperor could be defeated so easily.</text:p>
      <text:p text:style-name="Normal">Indeed, so it was. From the height of the cliffs above, Luffy was hit and sent into the sea. It was her devil fruit, it allowed her to create a clone of herself and have it pose as a decoy and strike Luffy with total impunity. A single hit got in, but it was a heavy one. She was smiling from ear to ear, proud of herself, looking down at our protagonist. Oh, I’m sorry, I think I said that there were two protagonists, didn’t I? Yes I did, so where’s the other one? He’s right here. From nowhere, a dart appeared on Big Mom’s right side. She wanted to dismiss it at first, but soon she wouldn’t have that choice. In fact, she wouldn’t have a say in anything, because she fell asleep. It was a sleep dart from Usopp, except he now looked a thousand times more badass than he normally would, covered in sharp black feather and flying above all. Victory was ours, and now it was his duty to carry her somewhere. </text:p>
      <text:p text:style-name="Normal">Yes, it was my duty to carry her somewhere, but before that there was something I needed to do, so I had to go back into the city. I reached the rooftops, and I was now walking around. I was on the top of a the Vatican’s cuppola, if it were a couple dozen times bigger than it is. It was Rome, from the rooftops, but it wasn’t the Rome I knew. It was a different one, a parallel one. It was as if it were illuminated by a red sun, covered by clouds. I wandered around, with only a faint idea of were to go. I knew that I had to get down from the rooftops though, so I did that. I reached an upper floor of the Vatican, it was a sort of district still under construction at parts, but most importantly, there were people. Quite a few of them for such a place, like normal people walking around their district. Thing is, they all emitted a presence. They all existed, they were not images I created. Then, I felt their gaze, and they avoided me except for the two who were going in the same direction I was. One was a lady dressed fully in black, with a slender figure and a hidden face, the other, at some point, became Mme Del Monaco, and she saw me and talked to me, and told me to follow her. I think it was at that moment that I received a book. I’m not sure if it was her that gave it to me, but if it was, it wouldn’t really make sense. Why? She was now a sister, an elderly one, presumably from one of the orders around here, and she told me to follow her through this alley. But at that point, I had began reading the book, and I was reading what was happening right now. Then, n the pages of the book, I could see things listed. They were both warning, about different things. On the right page, it told about many things and signs to spot these types, but the main take away for me was: be wary of unexpected lovers. This passage was telling of ways to spot the MO2 subtypes, and it said things like, if you paid better attention and focus on them, you’ll notice their flaws. That woman dressed in black that had covered her face? She had a nice, slender body, but I saw her face, and she was old, very much so. Of course, I didn’t follow them to wherever they wanted to lead me, and instead I headed back. On the left page, it told about MO1. I didn’t read it, maybe because it seems I subconsciously already read it, or maybe, because it said things I already knew... You’ll see immediately. Right now wasn’t really the proper time to read it anyway, because I’d get to put it into practice right away. Before me was a group that wasn’t there before, made up of big buff black guys who were very tall, about twice my height, and though they appeared human, <text:s text:c="1"/>their presence indicated otherwise. They were intimidating to say the least, and they kind of got close to me, even though they were talking among themselves and just looked at me. My first instinct was to strike first, and I targetted the guy on the left, hitting him in the soft spots with spinning kicks and even flying mid-air at some point. But it didn’t seem to phase them at all. I didn’t notice it back then, but I was surrounded. And so, I concluded that FS isn’t effective against them. This only left one option: Orion. And that’s the option I went with. As soon as I properly switched to Orion, those that were getting close to me backed down, and those I approached with my arms wide open retreated. Yeah... Orion all the way huh? This was probably what the book told about, but I didn’t read it. And this ends the dream.</text:p>
      <text:p text:style-name="Normal">That’s a lot to unpack, isn’t it? First of all, the old man. I don’t know how, but I know that book was from his faction. It was too detailed, I could actually read it, it made too much sense to be something I conjured up. He really is a man of action. Ask, and you shall receive. He didn’t hesitate, did he? Ah, damn him, now I’m actually have to have faith in the guy. </text:p>
      <text:p text:style-name="Normal">Thank you.</text:p>
      <text:p text:style-name="Normal">Secondly, the contents of the book. It seems that starting now. Nevermind, fuck that. But there’s still so much I have to understand, so much I’ve yet to know. Well, I’ll worry about my growth only, if there are things I need to know, I think they’ll tell me. Also, while I?m not sure which, this thing seems to come with responsibilities. Yeah, we’ll have to worry about others too now. </text:p>
      <text:p text:style-name="Normal">That’s really a lot to unpack, excpet you’ve independently unpacked a considerable part already. So, I leave you with this then. Think about it at your leisure, and see ya</text:p>
      <text:p text:style-name="Normal"/>
      <text:p text:style-name="Normal">Oh, by the way, in the first part I dreamt of Miku and the others again. Unfortunately, I don’t remember the episode, but it’s good to know that I did.</text:p>
      <text:p text:style-name="Normal"/>
      <text:p text:style-name="Normal">Fri 4th June, 10:40</text:p>
      <text:p text:style-name="Normal">It seems I’ve lost all notion of time. I was writing that today is Tuesday, and yesterday I believed all day long that it was Wednesday. I mean, Wednesday is our day off, so it makes sense right? Well, apparently I took the day off later than I thought I did. So now it’s Friday. No wonder I was that dead on the actual Wednesday, that was supposed to be my day off. Oh well, let’s call it a bonus, now we only have today and tomorrow until our next day off. </text:p>
      <text:p text:style-name="Normal">But that’s not what we’re here for. We’re here for dreams! And I forgot nearly everything of tonight’s dreams! So I have three episodes to offer to you, and... nothing, let’s go.</text:p>
      <text:p text:style-name="Normal">There is no chronological consistency here, just take them as they come.</text:p>
      <text:p text:style-name="Normal">-At a bar managed by Aina, Ladiny asks for something to eat and Aina obliges, but all sweets are nearly gone, but then new batch arrives. I also took a croissant or something similar, maybe before the new batch arrives, maybe after, but I did it after looking at the available choices. It tasted good.</text:p>
      <text:p text:style-name="Normal">-At home, evening. Guests arrive with a whole bunch of kids, maybe two or three, and I volunteer to babysit them since there’s something else I have to do anyway, which is like planting something near the neighbour’s door and then turning it <text:s text:c="1"/>around, making lots of noises and alarming the neighbour even, in order to get something done...? Then afterwards I head down to the floor below where everyone is, and Aina asks me if I can help her with the PC. I’m not sure what the problem is at first, but I open the PC on an account (I think mom’s) and then open Google, but there isn’t what I want, and I remember that maybe I ought to open Edge. Then the problem shifts, and it becomes about printing something, an dAina asks me if it’s possible. Well, I suppose theoretically it is, the only thing is, the printer is a floor above and can’t connect via Bluetooth or anything wireless. Then I have vague memories of going into my room, same setting as yesterday <text:span text:style-name="T2">evening</text:span> I meant very early morning when I went to sleep, except here I was tempted to go on Phub before sleeping, but in the end I didn’t. I wonder what that’s about, a pre-emptive strike?</text:p>
      <text:p text:style-name="Normal">-Because of our Genshin 8 hour spree yesterday, of course I thought of gambling in Genshin, I obtained a couple new characters, one of which is an in-game version of a legendary member of the current reigning e-sports team in a game that wasn’t even Genshin? The other character looked similar to the twin, but he was older and seemed more mature and battle-hardened. </text:p>
      <text:p text:style-name="Normal">-I was in a park, completing a quest, and I had to talk to this guy to begin an investigation about a beast or something, and the quest had me talk to a whole other bunch of guys, classical RPG stuff.</text:p>
      <text:p text:style-name="Normal">-I think I was attacked by a dog. He was large, had white fur, and there were two other dogs behind him. he attacked me, but I didn’t show any sign of aggressivity, and instead I petted him, and he accepted me, and so we became friends and I kept on petting him and hugging him. Goodness what a nice episode that was. Of course, the best part as usual, it felt real. I know, I know, we said we’d be wary of dogs, but this time felt different, there was no feeling that something was off, in fact I was quite content all throughout. </text:p>
      <text:p text:style-name="Normal">Wow, it’s cool how when you start writing, more memories start flowing in, and you discover that you remember more than you thought you did. That’s nice shishishi :))</text:p>
      <text:p text:style-name="Normal">Ok, done a little editing, and now we’re done for the day. See ya </text:p>
      <text:p text:style-name="Normal"/>
      <text:p text:style-name="Normal">Sat 5th June, 17:18</text:p>
      <text:p text:style-name="Normal">I see. For the past few days I’ve written here thinking it was the Dream Journal. Yeah, no, it wasn’t. Frick. Oh well, I’ll just put it there then, act like nothing happened. Now that that’s done. This isn’t why we’re here today. I wanted to talk about a certain matter: sleep. More precisely, sleep hours. It has occurred to me that sleeping on time was one of the four major tasks. It has also occurred to me that outside that initial period of the Pinky Promise, we also virtually never managed to accomplish that task. It has also occurred to me that you’ve been trying to pick up the habit of becoming an owl every night. Needless to say, I’m not for any of that. This task has gone unfulfilled for what’s basically the entirety of its existence. Hell, even task four, working on the major project, has been accomplished much more and more consistently. I think we can count on the fingers of one hand how many times we’ve accomplished this particular major task of sleeping on damn time. And so, I’ve come up with a new, special condition. It won’t go away until it is decided by council that it can: every day where you don’t sleep on time will unconditionally have everything set to null. Everything means everything, there will be no recap either. </text:p>
      <text:p text:style-name="Normal">Ah, isn’t it nice to have to resort to these extreme measures in order to get you to do something properly? Yeah, it isn’t, so don’t make me do it.</text:p>
      <text:p text:style-name="Normal"/>
      <text:p text:style-name="Normal">Sun 6th of June 1944, Allies are turning the war. </text:p>
      <text:p text:style-name="Normal">Ok it’s the second time today I’m making this joke but whatever, it only happens once a year so I’ll do it.</text:p>
      <text:p text:style-name="Normal">Sun 6th June, 21:24</text:p>
      <text:p text:style-name="Normal">Alright, there’s something that I wanted to do yesterday but forgot about: a new category, energy levels. This category will have three sub-parts: morning, afternoon and evening, and it will be completed at the end of the day, contrarily to tradition. The energy levels would go from 0 to 100, and I’ll put quantitatively how much energy I felt I had, then, if necessary (or wanted), we could make an average for that day and make a graph of it. Well, that was the lpan anyway, but I then thought of making it more general, and call the new category “state” or something along these lines, so that I encapsulate not only energy, but also how much I can focus, how tired I am, and... and basically it’s energy levels, yeah... Ok, so energy level it is. I like the idea, let’s do it. Ah, wasn’t this one of the fears we had at the beginning? That we’re adding too much to this, so it may become a chore? Nah, it takes so little time to fill it, especially compared to a certain journal, that it didn’t feel like a chose at all. In fact, it was very forgettable, too much so. Alright, let’s implement this energy level stuff then, and also fill in for yesterday while we’re at it. Gotcha, see ya then</text:p>
      <text:p text:style-name="Normal">PS: due to impracticality, the values in the average energy column have been divided by 100, so as to fit in the chart nicel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